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T1" style:family="text">
      <style:text-properties fo:background-color="#ffff00"/>
    </style:style>
    <style:style style:name="T2"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ftermath Speech</text:p>
      <text:p text:style-name="P1"/>
      <text:p text:style-name="P2">The following is to be recorded using text to speech. The first paragraph is to use a female voice (Vicki), and the second paragraph is to use a male voice. A small musical interlude will play at the start, like a Tannoy announcement.</text:p>
      <text:p text:style-name="P2"/>
      <text:p text:style-name="P2"/>
      <text:p text:style-name="P2">This is a recording for the attention of Reference 0 0 0 0 7 8 1 Alpha Designation Samuel North. If you are not this person, please stop listening now, and destroy the compact disc. Failure to do so can result in judicial action, by order of Official 0 0 9 9 Designation KAFKA. If you are Reference 0 0 0 0 7 8 1 Alpha Designation Samuel North, please listen carefully to the following recording, and follow its instructions carefully. Please make sure that you are alone. </text:p>
      <text:p text:style-name="P2"/>
      <text:p text:style-name="P2">Hello, Sam. Please forgive the masking of my voice, and the irregularity of my address. I hope you have enjoyed the case, and its contents. If you have not completed reading and checking everything contained therein, I must ask you to finish this task before you continue with this tape. </text:p>
      <text:p text:style-name="P2"/>
      <text:p text:style-name="P2">Now, you understand much of Loss, and much of the <text:span text:style-name="T2">Eremite</text:span>. When I sent you this case, I believed I had elected a candidate who would understand the difficulty in cataloguing such a piece, and in determining its veracity. It seems, now, we will never know where Loss is, or be able to speak to its inhabitants; if the Eremite is to be believed, it lies empty, its residents burnt, to its last survivor, his petty lover. If such a place were real, what a great opportunity and culture we have lost! Though, you will agree, we have lost many others, and this is the way. </text:p>
      <text:p text:style-name="P2"/>
      <text:p text:style-name="P2">One thing we do know is that the Eremite himself cannot be interrogated; he died a few years ago, in a bar fight in Queensborough. He was apparently trying to open a door in Uluru; he maintained, to his end, that it was hollow. His notes tell us as much.</text:p>
      <text:p text:style-name="P2"/>
      <text:p text:style-name="P2">I must tell you Sam that I am a great admirer of yours. Your writing, your imagination; it really is second to none. Your books and papers have been of great interest to us. My passion for your work is not false, though you have little reason to trust me. I stress this so you know how sorry I am to tell you the following. </text:p>
      <text:p text:style-name="P2"/>
      <text:p text:style-name="P2">In the<text:span text:style-name="T2"> compartment </text:span>of the case you have found this recording, there is also a sheet of writing very similar to that at the start of the Eremite's scrapbook, and a small map to an island in the centre of the Pacific Ocean. This is something of a starter pack to the Widsith Institute. On behalf of myself and my team, welcome to one of the best places to work in the any hemisphere. </text:p>
      <text:p text:style-name="P2"/>
      <text:p text:style-name="P2">We may have misdirected you slightly, and for this I am utterly apologetic. The Eremite worked for us; he was one of our operatives, albeit a slightly maverick one. It is, perhaps, best that he died; he only managed to destroy one of the most intriguing places we have ever investigated. He had a talent for finding things, things that we could not find; and so, when Loss still eluded us, we sent in our maverick. But, he was weak, and he let his lust take over, for the girl, and in a moment of weakness he and she ruined everything. You see, the gas mask he wore did not protect him from some virulent mountain sickness that took the townspeople; rather, it protected them. The Eremite was something of a carrier. He is quite immune to the disease, which is really why we chose him. The gas mask kept his respiration regulated and filtered, and the townspeople safe from harm.But, instead, this one girl killed a civilisation, perhaps one of the purest and unbroken lines of humanity on the earth, and the site of such knowledge as he hinted at is lost, at least for now, lost to erosion and the fires that he started. <text:s/>This one girl spoilt our entire expedition. We were able to glean much from his scrapbook, as you have seen, though with the Eremite's track record we really cannot be sure how much of it was true. His endless poetry must have annoyed you as well. We trust you <text:soft-page-break/>won't be drawn to such dreadful over-writing and flamboyance.</text:p>
      <text:p text:style-name="P2"/>
      <text:p text:style-name="P2">You see, there was another reason we chose you for this assignment. Preliminary research of your genealogy, family medical records and general lineage shows that you possess a similar resistance to this disease. At least, we hope so, though if you did what we said and are listening to this tape, we were correct. You now are the inhabitant of a very singular pathogen. The gas mask still had traces the Eremite's scent all over it, and the disease as well. This is why we asked you to read alone, and we sincerely hope you listened. Anyone who was in the room with you, unless they possessed a similar resistance, and the chances are minuscule, have around two months to a year until death, though symptoms will not appear until around the three-quarters of the infection period have passed. It is no good attempting a prosecution, or any form of retaliation; we are quite well-protected against such things. You will find no evidence of a Widsith Institute in any record you could access legally. The possibility also exists that you have found this tape before opening the bag, or reading the material sent to you. Again, all of these artefacts, if presented as evidence in an attempt to bring us to court, will bring you only ridicule and dead ends; you also risk infecting anyone you come across. We believe that your integrity and proven curiosity will have you come to things in their order; I do not think you could risk spoiling it for yourself. <text:s/></text:p>
      <text:p text:style-name="P2"/>
      <text:p text:style-name="P2">But, luckily, your health is assured. It is best not to leave the room; anyone you come in contact with will be infected as well. You will not be safe until you put on the gas mask itself. You have been inducted into a illustrious heritage of prophets, poets and explorers. As soon as the Eremite died we knew that we needed a replacement, and I am proud that my suggestion was carried through to the end. It is an honour to have you as a colleague at last. </text:p>
      <text:p text:style-name="P2"/>
      <text:p text:style-name="P2">The introduction page you find with this tape has a space for you to write some nomenclature for yourself; the Eremite, despite his weaknesses, had a sense of humour. He reacted quite well when we told him the news; we hope you will also. We will send you a journal; please stick it clearly and plainly in the front of your new journal. </text:p>
      <text:p text:style-name="P2"/>
      <text:p text:style-name="P2">We will not tell you, Mr. North, how to do your job; just know that your task is to observe, invent and create. This is all we ask. I did not lie to you when I wrote that we are interested in all things strange and extraordinary. This is why you are going to Mu. The island on the map is a continent. Somewhat missing, but a continent nonetheless. You will need to take a diving course, if you have not done so already; money will be wired to you for this purpose. Anything you can tell us will be useful; we will, of course, be in touch. We trust that, with the map and your abilities, you should have no trouble locating such a place, removed as it is from all modern maps, and all modern sense. We know it exists. Please trust us in this. We would not send you on a wild goose chase.</text:p>
      <text:p text:style-name="P2"/>
      <text:p text:style-name="P2">Your best place to begin would be our contact in California; the name he has for your purposes is Jormun Grimsdottir, and he works for the LA branch of Myrging Press, one of our satellite businesses. Look him up, and he will let you know the best course of action. Feel free to take the Eremite's belongings with you; they may prove useful. </text:p>
      <text:p text:style-name="P2"/>
      <text:p text:style-name="P2">We do not think you will fail, like the Eremite; he was not a true poet, a true writer. He was an upstart, and we have learnt from our mistakes. We will not lose another singular civilisation like that of Loss. We mourn its departure. Mu has never been explored or indeed pinpointed before; we hope that your famous talent will do its majesty justice. Excuses have been put in place for your family and friends, and your job posting will be notified. It is really best if you leave at once. <text:s/></text:p>
      <text:p text:style-name="P2"/>
      <text:p text:style-name="P2">I must now say goodbye, thank you and sorry. I, personally, am mortified that I had to decieve you; I am a huge fan of your work, but it is easy to be selfish about ones own life, commitments and family, and not to recognise the opportunity we are presenting. The Eremite's case have shown you <text:soft-page-break/>what is required of you. The disease, as well, is elaborate, and we wish it was not necessary; however, to preserve your secrecy and to guarantee your cooperation it really is the only way. You have my promise that once your task is completed you will be returned to your family and I will personally put in a petition for an antidote to be administered. Thank you again for taking part in this experiment, and enriching the lives of the curious and the learned. I trust you will succeed where others have failed, and bring pride to our mission.</text:p>
      <text:p text:style-name="P2"/>
      <text:p text:style-name="P2">Safe Travels in Mu, </text:p>
      <text:p text:style-name="P2"/>
      <text:p text:style-name="P2"/>
      <text:p text:style-name="P2">TWAIN</text:p>
      <text:p text:style-name="P2"/>
      <text:p text:style-name="P2">This is the end of the recording. Please destroy any evidence of it, ensure your new gas mask is fitted correctly, and leave the building in the safest and quietest manner possible. Your assignment begins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herman</meta:initial-creator>
    <meta:creation-date>2010-07-10T13:18:07</meta:creation-date>
    <dc:date>2011-03-09T12:22:08.06</dc:date>
    <dc:creator>Rob Sherman</dc:creator>
    <meta:editing-duration>PT01H30M51S</meta:editing-duration>
    <meta:editing-cycles>6</meta:editing-cycles>
    <meta:generator>OpenOffice.org/3.2$Win32 OpenOffice.org_project/320m12$Build-9483</meta:generator>
    <meta:document-statistic meta:table-count="0" meta:image-count="0" meta:object-count="0" meta:page-count="3" meta:paragraph-count="19" meta:word-count="1658" meta:character-count="8927"/>
  </office:meta>
</office:document-meta>
</file>